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09b65"/>
    </style:style>
    <style:style style:name="P2" style:family="paragraph" style:parent-style-name="Text_20_body">
      <style:paragraph-properties fo:text-align="justify" style:justify-single-word="false"/>
      <style:text-properties officeooo:rsid="00009b65" officeooo:paragraph-rsid="00009b65"/>
    </style:style>
    <style:style style:name="P3" style:family="paragraph" style:parent-style-name="Heading_20_1">
      <style:text-properties officeooo:rsid="00009b65" officeooo:paragraph-rsid="00009b65"/>
    </style:style>
    <style:style style:name="P4" style:family="paragraph" style:parent-style-name="Heading_20_1">
      <style:text-properties officeooo:rsid="0002308c" officeooo:paragraph-rsid="0002308c"/>
    </style:style>
    <style:style style:name="P5" style:family="paragraph" style:parent-style-name="Heading_20_1">
      <style:text-properties officeooo:rsid="000d2b5f" officeooo:paragraph-rsid="000d2b5f"/>
    </style:style>
    <style:style style:name="P6" style:family="paragraph" style:parent-style-name="Heading_20_1">
      <style:text-properties officeooo:paragraph-rsid="0000b1a7"/>
    </style:style>
    <style:style style:name="P7" style:family="paragraph" style:parent-style-name="Heading_20_2">
      <style:text-properties officeooo:rsid="000d2b5f" officeooo:paragraph-rsid="000d2b5f"/>
    </style:style>
    <style:style style:name="P8" style:family="paragraph" style:parent-style-name="Subtitle">
      <style:text-properties officeooo:rsid="00009b65"/>
    </style:style>
    <style:style style:name="P9" style:family="paragraph" style:parent-style-name="Text_20_body">
      <style:text-properties officeooo:rsid="00053dad" officeooo:paragraph-rsid="00053dad"/>
    </style:style>
    <style:style style:name="P10" style:family="paragraph" style:parent-style-name="Text_20_body">
      <style:text-properties officeooo:rsid="000d2b5f" officeooo:paragraph-rsid="000d2b5f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3"/>
    <style:style style:name="P13" style:family="paragraph" style:parent-style-name="Text_20_body">
      <style:paragraph-properties fo:text-align="center" style:justify-single-word="false"/>
      <style:text-properties officeooo:rsid="001386c8" officeooo:paragraph-rsid="001386c8"/>
    </style:style>
    <style:style style:name="T1" style:family="text">
      <style:text-properties officeooo:rsid="0000aca2"/>
    </style:style>
    <style:style style:name="T2" style:family="text">
      <style:text-properties fo:font-weight="bold" officeooo:rsid="0000aca2" style:font-weight-asian="bold" style:font-weight-complex="bold"/>
    </style:style>
    <style:style style:name="T3" style:family="text">
      <style:text-properties fo:font-weight="bold" officeooo:rsid="00009b65" style:font-weight-asian="bold" style:font-weight-complex="bold"/>
    </style:style>
    <style:style style:name="T4" style:family="text">
      <style:text-properties officeooo:rsid="0005ef4f"/>
    </style:style>
    <style:style style:name="T5" style:family="text">
      <style:text-properties officeooo:rsid="0008ad51"/>
    </style:style>
    <style:style style:name="T6" style:family="text">
      <style:text-properties officeooo:rsid="000a6ae0"/>
    </style:style>
    <style:style style:name="T7" style:family="text">
      <style:text-properties officeooo:rsid="0000b1a7"/>
    </style:style>
    <style:style style:name="T8" style:family="text">
      <style:text-properties officeooo:rsid="00009b65"/>
    </style:style>
    <style:style style:name="T9" style:family="text">
      <style:text-properties officeooo:rsid="000ec20f"/>
    </style:style>
    <style:style style:name="T10" style:family="text">
      <style:text-properties officeooo:rsid="0002308c"/>
    </style:style>
    <style:style style:name="T11" style:family="text">
      <style:text-properties officeooo:rsid="00119a08"/>
    </style:style>
    <style:style style:name="T12" style:family="text">
      <style:text-properties officeooo:rsid="000b7e58"/>
    </style:style>
    <style:style style:name="T13" style:family="text">
      <style:text-properties officeooo:rsid="0012ad3d"/>
    </style:style>
    <style:style style:name="T14" style:family="text">
      <style:text-properties officeooo:rsid="001386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 Dry Chargers</text:p>
      <text:p text:style-name="P8">Chris Duhaime, Michael Johnson, Jason Nestor <text:span text:style-name="T14">and</text:span> John Sauter</text:p>
      <text:p text:style-name="P13">May 2, 2022</text:p>
      <text:h text:style-name="P3" text:outline-level="1">Elevator Pitch:</text:h>
      <text:p text:style-name="P2">When a driver of an electric car goes on a long trip, he has to stop every 100 miles or so to recharge his car. <text:s/>Electric vehicle chargers are not <text:span text:style-name="T4">sheltered</text:span>, so if it is raining he will get wet, and will risk exposing the <text:span text:style-name="T4">car’s </text:span>charging circuitry to rain, which may short it out. <text:s/>This application will inform the driver of the weather conditions at <text:span text:style-name="T13">several future possible charging locations.</text:span></text:p>
      <text:h text:style-name="P6" text:outline-level="1"><text:span text:style-name="T7">Concept:</text:span></text:h>
      <text:list xml:id="list352773520" text:style-name="L1">
        <text:list-item>
          <text:list>
            <text:list-item>
              <text:p text:style-name="P11"><text:span text:style-name="T5">Description: </text:span>The application combines information from two internet services: Open Weather Map and Open Charge Map. <text:s/>The user specifies his location, which way he is going, how far he can go before needing a recharge, and the kinds of electrical connectors his car can accept. <text:s/>The application shows him the relevant chargers and the weather conditions at each.</text:p>
            </text:list-item>
            <text:list-item>
              <text:p text:style-name="P11"><text:span text:style-name="T8">Motivation for </text:span><text:span text:style-name="T9">d</text:span><text:span text:style-name="T8">evelopment? </text:span>We need a project we can complete in two weeks, with every member of the team working on it and only able to interact remotely. <text:s/>Also, one member of the team drives an electric vehicle.</text:p>
            </text:list-item>
            <text:list-item>
              <text:p text:style-name="P11">User <text:span text:style-name="T9">s</text:span>tory: <text:span text:style-name="T3">As a</text:span><text:span text:style-name="T8"> </text:span><text:span text:style-name="T10">driver</text:span><text:span text:style-name="T8"> of an electric vehicle </text:span><text:span text:style-name="T2">I want</text:span><text:span text:style-name="T1"> to charge my car on a long trip where it isn’t raining </text:span><text:span text:style-name="T2">so that</text:span><text:span text:style-name="T1"> I </text:span><text:span text:style-name="T10">won’t</text:span><text:span text:style-name="T1"> get wet.</text:span></text:p>
            </text:list-item>
          </text:list>
        </text:list-item>
      </text:list>
      <text:h text:style-name="P4" text:outline-level="1">Process:</text:h>
      <text:list xml:id="list2490430137" text:style-name="L3">
        <text:list-item>
          <text:p text:style-name="P12">What were the technologies used? <text:s/>Since we were not permitted to use bootstrap, we used the second-most used framework, Foundation by Zurb. <text:s/>We chose to learn this framework instead of using a more obscure one or writing our own because experience with Foundation will make us more employable. <text:s/>We just finished a <text:span text:style-name="T5">homework</text:span> assignment which used the Open Weather <text:span text:style-name="T5">Map </text:span>API, so we leveraged that experience by using it again in this project. <text:s/>We chose Open Charge Map over the more popular Plug Share, because Plug Share requires a paid subscription to use https, and use of https is required of applications hosted on github.</text:p>
        </text:list-item>
        <text:list-item>
          <text:p text:style-name="P12">How were the tasks and rules broken down and assigned? The project was divided into tasks based on functions. <text:s/>Our layout designer learned Foundation, laid out the page, and taught the rest of us how to use Foundation. <text:s/>Out mathematician figured out how to tell <text:span text:style-name="T6">how far apart t</text:span>wo points on the surface of the Earth were, <text:span text:style-name="T6">and the compass direction between them.</text:span> Our artist <text:soft-page-break/>came up with a consistent pallet and set of shapes for the parts of the application, so it would look well-integrated. <text:s/><text:span text:style-name="T5">We worked together on the </text:span><text:span text:style-name="T6">HTML and </text:span><text:span text:style-name="T5">JavaScript: details are in the git history on github. <text:s/></text:span><text:span text:style-name="T6">We met each day to talk about what we had accomplished, help each other with current issues, and decide what each of us would do by the next day’s meeting.</text:span></text:p>
        </text:list-item>
        <text:list-item>
          <text:p text:style-name="P12">What Challenges did you encounter? <text:span text:style-name="T6">We had some difficulty with the mechanics of github. <text:s/>We decided that each of us would work on our own branch between meetings, then at our daily meet</text:span><text:span text:style-name="T11">ing</text:span><text:span text:style-name="T6"> we would merge everything into the main branch. <text:s/>After the meeting we would each pull the main branch and start our own branch for the next day’s work. <text:s/></text:span><text:span text:style-name="T12">We used the free tier of Open Weather Map, which limits accesses to 1000 per day. <text:s/>We received an automated warning from Open Weather Map that we had exceeded our quota, so we modified the code to use Open Weather Map less often.</text:span></text:p>
        </text:list-item>
        <text:list-item>
          <text:p text:style-name="P12">What were your successes? <text:s/><text:span text:style-name="T6">We quickly got used to collaborating using Slack, Zoom and Google Meet, since we used Slack and Zoom in class.</text:span></text:p>
        </text:list-item>
      </text:list>
      <text:h text:style-name="Heading_20_1" text:outline-level="1">Directions for Future Development</text:h>
      <text:p text:style-name="P9">We can add the planned features beyond the minimum that we did not have time to complete.</text:p>
      <text:h text:style-name="P5" text:outline-level="1">Links</text:h>
      <text:h text:style-name="P7" text:outline-level="2">Deployed</text:h>
      <text:p text:style-name="P10">(to be written)</text:p>
      <text:h text:style-name="Heading_20_2" text:outline-level="2">GitHub repo</text:h>
      <text:p text:style-name="P10"><text:a xlink:type="simple" xlink:href="https://github.com/Jay3172/Find_Dry_Chargers" text:style-name="Internet_20_link" text:visited-style-name="Visited_20_Internet_20_Link">https://github.com/Jay3172/Find_Dry_Chargers</text:a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1:44:00.730000000</meta:creation-date>
    <dc:date>2022-05-02T07:55:18.849000000</dc:date>
    <meta:editing-duration>PT1H8M15S</meta:editing-duration>
    <meta:editing-cycles>1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1" meta:word-count="616" meta:character-count="3498" meta:non-whitespace-character-count="2892"/>
  </office:meta>
</office:document-meta>
</file>